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fo:font-size="16pt" style:text-underline-style="solid" style:text-underline-width="auto" style:text-underline-color="font-color" officeooo:rsid="0004e7bc" officeooo:paragraph-rsid="0004e7bc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ucida Sans Unicode" fo:font-size="12pt" style:text-underline-style="none" officeooo:rsid="0004e7bc" officeooo:paragraph-rsid="0004e7b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ucida Sans Unicode" fo:font-size="12pt" style:text-underline-style="none" officeooo:rsid="00067e50" officeooo:paragraph-rsid="00067e5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ucida Sans Unicode" fo:font-size="12pt" style:text-underline-style="none" officeooo:rsid="0007c8a8" officeooo:paragraph-rsid="0007c8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ucida Sans Unicode" fo:font-size="12pt" style:text-underline-style="none" officeooo:rsid="000858f0" officeooo:paragraph-rsid="000858f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067e50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ucida Sans Unicode" fo:font-size="12pt" style:text-underline-style="none" officeooo:rsid="00067e50" officeooo:paragraph-rsid="00067e5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ucida Sans Unicode" fo:font-size="12pt" style:text-underline-style="none" officeooo:rsid="0004e7bc" officeooo:paragraph-rsid="0004e7bc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3a3a3a" loext:opacity="100%" style:font-name="Lucida Sans Unicode" fo:font-size="13.5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ucida Sans Unicode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ucida Sans Unicode" fo:font-size="12pt" fo:letter-spacing="normal" fo:font-style="normal" fo:font-weight="normal" officeooo:rsid="00067e50" style:font-size-asian="12pt" style:font-size-complex="12pt"/>
    </style:style>
    <style:style style:name="T6" style:family="text">
      <style:text-properties fo:font-variant="normal" fo:text-transform="none" fo:color="#000000" loext:opacity="100%" style:font-name="Lucida Sans Unicode" fo:font-size="12pt" fo:letter-spacing="normal" fo:font-style="normal" fo:font-weight="normal" officeooo:rsid="0007c8a8" style:font-size-asian="12pt" style:font-size-complex="12pt"/>
    </style:style>
    <style:style style:name="T7" style:family="text">
      <style:text-properties style:font-name="Lucida Sans Unicode"/>
    </style:style>
    <style:style style:name="T8" style:family="text">
      <style:text-properties style:font-name="Lucida Sans Unicode" fo:font-size="12pt" style:text-underline-style="none" officeooo:rsid="00067e50" style:font-size-asian="10.5pt" style:font-size-complex="12pt"/>
    </style:style>
    <style:style style:name="T9" style:family="text">
      <style:text-properties fo:color="#000000" loext:opacity="100%" style:font-name="Lucida Sans Unicode" fo:font-size="12pt" style:text-underline-style="none" officeooo:rsid="00067e50" style:font-size-asian="10.5pt" style:font-size-complex="12pt"/>
    </style:style>
    <style:style style:name="T10" style:family="text">
      <style:text-properties officeooo:rsid="0007c8a8"/>
    </style:style>
    <style:style style:name="T11" style:family="text">
      <style:text-properties officeooo:rsid="000858f0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es son los verbos HTTP y para qué sirven?</text:p>
      <text:p text:style-name="P2"/>
      <text:p text:style-name="P6"><text:span text:style-name="T8">GET : </text:span><text:span text:style-name="T2">Indica al servidor que transmita los datos identificados por la URL al cliente</text:span><text:span text:style-name="T7"> </text:span></text:p>
      <text:p text:style-name="P3">PUT : Sirve para crear o actualizar el recurso identificado por la URL</text:p>
      <text:p text:style-name="P7"><text:span text:style-name="T3">DELETE : Sirve para lo contrario que el vero PUT, elimina recursos identificados por la URL</text:span> </text:p>
      <text:p text:style-name="P6"><text:span text:style-name="T9">POST : </text:span><text:span text:style-name="T4">se utiliza cuando el procesamiento que desea que suceda en el servidor debe repetirse. </text:span><text:span text:style-name="T5">Se suelen usar para activar las operaciones en el servidor que no encajan en el paradigma CREAR/ACTUALIZAR/ELIMINAR. </text:span><text:span text:style-name="T6">Se puede elegir entre PUT y POST.</text:span></text:p>
      <text:p text:style-name="P1"/>
      <text:p text:style-name="P1">¿Cuáles son los códigos de respuesta más habituales en HTTP?</text:p>
      <text:p text:style-name="P1"/>
      <text:p text:style-name="P2">-<text:span text:style-name="T10">200 OK : </text:span><text:span text:style-name="T11">la solicitud se ha realizado correctamente</text:span></text:p>
      <text:p text:style-name="P2">-<text:span text:style-name="T10">201 Created : </text:span><text:span text:style-name="T11">la solicitud fue un éxito y esta creo creo un recurso</text:span></text:p>
      <text:p text:style-name="P2">-<text:span text:style-name="T10">400 Bad Request : </text:span><text:span text:style-name="T11">la solicitud fue mal formada</text:span></text:p>
      <text:p text:style-name="P2">-<text:span text:style-name="T10">404 Not Found</text:span></text:p>
      <text:p text:style-name="P2">-<text:span text:style-name="T10">401 Unauthorized : </text:span><text:span text:style-name="T11">se debe llevar a cabo una autorización previa</text:span></text:p>
      <text:p text:style-name="P8">-<text:span text:style-name="T10">405 Method Not Allowed</text:span></text:p>
      <text:p text:style-name="P8">-<text:span text:style-name="T10">409 Conflict</text:span></text:p>
      <text:p text:style-name="P8">-<text:span text:style-name="T10">500 Internal server error</text:span></text:p>
      <text:p text:style-name="P1"/>
      <text:p text:style-name="P1"/>
      <text:p text:style-name="P1">Preguntas</text:p>
      <text:p text:style-name="P1"/>
      <text:p text:style-name="P2">¿Se puede dar la ocasión en que el encoding de la petición y la respuesta no estén en el mismo formato?</text:p>
      <text:p text:style-name="P3">¿Cuál es la diferencia en uso de los verbos PUT y POST?</text:p>
      <text:p text:style-name="P4">¿La seguridad de los métodos reside en que no puedan cambiar los recursos?</text:p>
      <text:p text:style-name="P5">¿Es HTTP es único protocolo usado actualmente para la comunicación entre sustema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17T10:16:26.711000000</dc:date>
    <meta:editing-duration>PT3M17S</meta:editing-duration>
    <meta:editing-cycles>3</meta:editing-cycles>
    <meta:document-statistic meta:table-count="0" meta:image-count="0" meta:object-count="0" meta:page-count="1" meta:paragraph-count="19" meta:word-count="218" meta:character-count="1228" meta:non-whitespace-character-count="1027"/>
  </office:meta>
</office:document-meta>
</file>